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6B000004E807FCDD3BF6A3BBB0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MingLiU" svg:font-family="MingLiU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ngLiU1" svg:font-family="MingLiU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 style:snap-to-layout-grid="false"/>
      <style:text-properties fo:text-transform="uppercase" style:font-name="Times New Roman" fo:font-size="14pt" fo:language="ca" fo:country="E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margin-top="0.101cm" fo:margin-bottom="0.101cm" loext:contextual-spacing="false" fo:text-align="center" style:justify-single-word="false" style:snap-to-layout-grid="false"/>
      <style:text-properties style:font-name="Liberation Serif" fo:font-size="12pt" style:font-size-asian="12pt" style:font-size-complex="12pt"/>
    </style:style>
    <style:style style:name="P6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Serif" fo:font-size="12pt" fo:language="ca" fo:country="ES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8" style:family="paragraph" style:parent-style-name="Footer">
      <style:paragraph-properties fo:text-align="start" style:justify-single-word="false" fo:padding="0cm" fo:border="none" style:shadow="none" style:snap-to-layout-grid="false"/>
      <style:text-properties fo:font-size="10pt" style:font-size-asian="10pt" style:font-size-complex="10pt"/>
    </style:style>
    <style:style style:name="P9" style:family="paragraph" style:parent-style-name="western">
      <style:paragraph-properties fo:margin-top="0.176cm" fo:margin-bottom="0cm" loext:contextual-spacing="false" fo:line-height="138%"/>
    </style:style>
    <style:style style:name="P10" style:family="paragraph" style:parent-style-name="western">
      <style:paragraph-properties fo:margin-top="0.176cm" fo:margin-bottom="0cm" loext:contextual-spacing="false" fo:line-height="100%"/>
      <style:text-properties style:font-name="Nimbus Roman No9 L" fo:font-size="10pt" fo:language="ca" fo:country="ES" style:font-size-asian="10pt" style:font-size-complex="10pt"/>
    </style:style>
    <style:style style:name="P11" style:family="paragraph" style:parent-style-name="western">
      <style:paragraph-properties fo:margin-top="0.176cm" fo:margin-bottom="0cm" loext:contextual-spacing="false" fo:line-height="100%"/>
      <style:text-properties fo:color="#0000ff" style:font-name="Nimbus Roman No9 L" fo:font-size="10pt" fo:language="ca" fo:country="ES" style:font-size-asian="10pt" style:font-size-complex="10pt"/>
    </style:style>
    <style:style style:name="P12" style:family="paragraph" style:parent-style-name="western">
      <style:paragraph-properties fo:margin-top="0.176cm" fo:margin-bottom="0cm" loext:contextual-spacing="false" fo:line-height="100%"/>
      <style:text-properties fo:color="#0000ff" style:font-name="Nimbus Roman No9 L" fo:font-size="10pt" fo:language="ca" fo:country="ES" officeooo:paragraph-rsid="00285ca3" style:font-size-asian="10pt" style:font-size-complex="10pt"/>
    </style:style>
    <style:style style:name="P13" style:family="paragraph" style:parent-style-name="western">
      <style:paragraph-properties fo:margin-top="0.176cm" fo:margin-bottom="0cm" loext:contextual-spacing="false" fo:line-height="138%"/>
      <style:text-properties fo:color="#0000ff" style:font-name="Nimbus Roman No9 L" fo:font-size="10pt" fo:language="ca" fo:country="ES" officeooo:rsid="002272bd" officeooo:paragraph-rsid="002272bd" style:font-size-asian="10pt" style:font-size-complex="10pt"/>
    </style:style>
    <style:style style:name="P14" style:family="paragraph" style:parent-style-name="western">
      <style:paragraph-properties fo:margin-left="0.635cm" fo:margin-right="0cm" fo:margin-top="0.176cm" fo:margin-bottom="0cm" loext:contextual-spacing="false" fo:line-height="100%" fo:text-indent="0cm" style:auto-text-indent="false"/>
      <style:text-properties fo:color="#0000ff" fo:language="ca" fo:country="ES"/>
    </style:style>
    <style:style style:name="P15" style:family="paragraph" style:parent-style-name="western">
      <style:paragraph-properties fo:margin-left="0.635cm" fo:margin-right="0cm" fo:margin-top="0.176cm" fo:margin-bottom="0cm" loext:contextual-spacing="false" fo:line-height="100%" fo:text-indent="0cm" style:auto-text-indent="false"/>
      <style:text-properties fo:color="#0000ff" fo:language="ca" fo:country="ES" officeooo:paragraph-rsid="00266837"/>
    </style:style>
    <style:style style:name="P16" style:family="paragraph" style:parent-style-name="western">
      <style:paragraph-properties fo:margin-left="0.635cm" fo:margin-right="0cm" fo:margin-top="0.176cm" fo:margin-bottom="0cm" loext:contextual-spacing="false" fo:line-height="138%" fo:text-indent="0cm" style:auto-text-indent="false"/>
      <style:text-properties fo:color="#0000ff" fo:language="ca" fo:country="ES" officeooo:paragraph-rsid="0016f743"/>
    </style:style>
    <style:style style:name="P17" style:family="paragraph" style:parent-style-name="western">
      <style:paragraph-properties fo:margin-left="0.635cm" fo:margin-right="0cm" fo:margin-top="0.176cm" fo:margin-bottom="0cm" loext:contextual-spacing="false" fo:line-height="138%" fo:text-indent="0cm" style:auto-text-indent="false"/>
      <style:text-properties style:font-name="Courier" fo:font-size="9pt" fo:language="ca" fo:country="ES" style:font-size-asian="9pt" style:font-size-complex="9pt"/>
    </style:style>
    <style:style style:name="P18" style:family="paragraph" style:parent-style-name="western" style:list-style-name="WWNum56"/>
    <style:style style:name="P19" style:family="paragraph" style:parent-style-name="western" style:list-style-name="WWNum56">
      <style:text-properties fo:color="#0000ff" style:font-name="Nimbus Roman No9 L" fo:font-size="10pt" fo:language="ca" fo:country="ES" style:font-size-asian="10pt" style:font-size-complex="10pt"/>
    </style:style>
    <style:style style:name="P20" style:family="paragraph" style:parent-style-name="western" style:list-style-name="WWNum56">
      <style:text-properties fo:color="#0000ff" style:font-name="Nimbus Roman No9 L" fo:font-size="10pt" fo:language="ca" fo:country="ES" officeooo:paragraph-rsid="0011c748" style:font-size-asian="10pt" style:font-size-complex="10pt"/>
    </style:style>
    <style:style style:name="P21" style:family="paragraph" style:parent-style-name="western" style:list-style-name="WWNum56">
      <style:text-properties fo:color="#0000ff" style:font-name="Nimbus Roman No9 L" fo:font-size="10pt" fo:language="ca" fo:country="ES" officeooo:paragraph-rsid="001d572a" style:font-size-asian="10pt" style:font-size-complex="10pt"/>
    </style:style>
    <style:style style:name="P22" style:family="paragraph" style:parent-style-name="western" style:list-style-name="WWNum56">
      <style:text-properties fo:color="#0000ff" style:font-name="Nimbus Roman No9 L" fo:font-size="10pt" fo:language="ca" fo:country="ES" officeooo:paragraph-rsid="001ea0aa" style:font-size-asian="10pt" style:font-size-complex="10pt"/>
    </style:style>
    <style:style style:name="P23" style:family="paragraph" style:parent-style-name="western" style:list-style-name="WWNum56">
      <style:text-properties fo:color="#0000ff" style:font-name="Nimbus Roman No9 L" fo:font-size="10pt" fo:language="ca" fo:country="ES" officeooo:paragraph-rsid="002ef044" style:font-size-asian="10pt" style:font-size-complex="10pt"/>
    </style:style>
    <style:style style:name="P24" style:family="paragraph" style:parent-style-name="western" style:list-style-name="WWNum56">
      <style:text-properties fo:color="#0000ff" style:font-name="Nimbus Roman No9 L" fo:font-size="10pt" fo:language="ca" fo:country="ES" officeooo:rsid="00109f02" officeooo:paragraph-rsid="00109f02" style:font-size-asian="10pt" style:font-size-complex="10pt"/>
    </style:style>
    <style:style style:name="P25" style:family="paragraph" style:parent-style-name="western" style:list-style-name="WWNum56">
      <style:text-properties fo:color="#0000ff" style:font-name="Nimbus Roman No9 L" fo:font-size="10pt" fo:language="ca" fo:country="ES" officeooo:rsid="001ea0aa" officeooo:paragraph-rsid="001ea0aa" style:font-size-asian="10pt" style:font-size-complex="10pt"/>
    </style:style>
    <style:style style:name="P26" style:family="paragraph" style:parent-style-name="western" style:list-style-name="WWNum56">
      <style:text-properties style:font-name="Nimbus Roman No9 L" fo:font-size="10pt" fo:language="ca" fo:country="ES" style:font-size-asian="10pt" style:font-size-complex="10pt"/>
    </style:style>
    <style:style style:name="P27" style:family="paragraph" style:parent-style-name="western" style:list-style-name="WWNum56">
      <style:text-properties style:use-window-font-color="true"/>
    </style:style>
    <style:style style:name="P28" style:family="paragraph" style:parent-style-name="western" style:list-style-name="WWNum56">
      <style:text-properties style:use-window-font-color="true" style:font-name="Nimbus Roman No9 L" fo:font-size="10pt" fo:language="ca" fo:country="ES" officeooo:rsid="001d572a" officeooo:paragraph-rsid="001d572a" style:font-size-asian="10pt" style:font-size-complex="10pt"/>
    </style:style>
    <style:style style:name="P29" style:family="paragraph" style:parent-style-name="western" style:list-style-name="WWNum56">
      <style:paragraph-properties fo:margin-top="0.176cm" fo:margin-bottom="0cm" loext:contextual-spacing="false" fo:line-height="138%"/>
    </style:style>
    <style:style style:name="P30" style:family="paragraph" style:parent-style-name="western" style:list-style-name="WWNum56">
      <style:paragraph-properties fo:margin-top="0.176cm" fo:margin-bottom="0cm" loext:contextual-spacing="false" fo:line-height="138%"/>
      <style:text-properties fo:color="#0000ff" style:font-name="Nimbus Roman No9 L" fo:font-size="10pt" fo:language="ca" fo:country="ES" style:font-size-asian="10pt" style:font-size-complex="10pt"/>
    </style:style>
    <style:style style:name="P31" style:family="paragraph" style:parent-style-name="western" style:list-style-name="WWNum56">
      <style:paragraph-properties fo:margin-top="0.176cm" fo:margin-bottom="0cm" loext:contextual-spacing="false" fo:line-height="138%"/>
      <style:text-properties fo:color="#0000ff" style:font-name="Nimbus Roman No9 L" fo:font-size="10pt" fo:language="ca" fo:country="ES" officeooo:paragraph-rsid="002272bd" style:font-size-asian="10pt" style:font-size-complex="10pt"/>
    </style:style>
    <style:style style:name="P32" style:family="paragraph" style:parent-style-name="western" style:list-style-name="WWNum56">
      <style:paragraph-properties fo:margin-top="0.176cm" fo:margin-bottom="0cm" loext:contextual-spacing="false" fo:line-height="138%"/>
      <style:text-properties fo:color="#0000ff" style:font-name="Nimbus Roman No9 L" fo:font-size="10pt" fo:language="ca" fo:country="ES" officeooo:paragraph-rsid="0024f0c9" style:font-size-asian="10pt" style:font-size-complex="10pt"/>
    </style:style>
    <style:style style:name="P33" style:family="paragraph" style:parent-style-name="western" style:list-style-name="WWNum56">
      <style:paragraph-properties fo:margin-top="0.176cm" fo:margin-bottom="0cm" loext:contextual-spacing="false" fo:line-height="100%"/>
      <style:text-properties fo:color="#0000ff" style:font-name="Nimbus Roman No9 L" fo:font-size="10pt" fo:language="ca" fo:country="ES" officeooo:rsid="0028da68" officeooo:paragraph-rsid="0028da68" style:font-size-asian="10pt" style:font-size-complex="10pt"/>
    </style:style>
    <style:style style:name="P34" style:family="paragraph" style:parent-style-name="western" style:list-style-name="WWNum56">
      <style:paragraph-properties fo:margin-top="0.176cm" fo:margin-bottom="0cm" loext:contextual-spacing="false" fo:line-height="100%"/>
      <style:text-properties fo:color="#0000ff" style:font-name="Courier" fo:font-size="9pt" fo:language="ca" fo:country="ES" style:font-size-asian="9pt" style:font-size-complex="9pt"/>
    </style:style>
    <style:style style:name="P35" style:family="paragraph" style:parent-style-name="western" style:list-style-name="WWNum56">
      <style:paragraph-properties fo:margin-top="0.176cm" fo:margin-bottom="0cm" loext:contextual-spacing="false" fo:line-height="100%"/>
    </style:style>
    <style:style style:name="P36" style:family="paragraph" style:parent-style-name="western" style:list-style-name="WWNum56">
      <style:paragraph-properties fo:margin-top="0.176cm" fo:margin-bottom="0cm" loext:contextual-spacing="false" fo:line-height="100%"/>
      <style:text-properties officeooo:paragraph-rsid="000ddb6c"/>
    </style:style>
    <style:style style:name="P37" style:family="paragraph" style:parent-style-name="western" style:list-style-name="WWNum56">
      <style:paragraph-properties fo:margin-top="0.176cm" fo:margin-bottom="0cm" loext:contextual-spacing="false" fo:line-height="100%"/>
      <style:text-properties officeooo:paragraph-rsid="0028da68"/>
    </style:style>
    <style:style style:name="T1" style:family="text">
      <style:text-properties fo:color="#000000" fo:font-weight="bold" style:font-weight-asian="bold" style:font-name-complex="Arial2"/>
    </style:style>
    <style:style style:name="T2" style:family="text">
      <style:text-properties fo:font-weight="bold" style:font-weight-asian="bold" style:font-name-complex="Arial2"/>
    </style:style>
    <style:style style:name="T3" style:family="text">
      <style:text-properties style:font-name="Liberation Serif" style:font-name-complex="Arial2"/>
    </style:style>
    <style:style style:name="T4" style:family="text">
      <style:text-properties style:font-name="Nimbus Roman No9 L" fo:font-size="10pt" fo:language="ca" fo:country="ES" style:font-size-asian="10pt" style:font-size-complex="10pt"/>
    </style:style>
    <style:style style:name="T5" style:family="text">
      <style:text-properties style:font-name="Courier" fo:font-size="9pt" fo:language="ca" fo:country="ES" style:font-size-asian="9pt" style:font-size-complex="9pt"/>
    </style:style>
    <style:style style:name="T6" style:family="text">
      <style:text-properties style:font-name="Courier" fo:font-size="9pt" fo:language="ca" fo:country="ES" officeooo:rsid="0019ed34" style:font-size-asian="9pt" style:font-size-complex="9pt"/>
    </style:style>
    <style:style style:name="T7" style:family="text">
      <style:text-properties style:font-name="Arial" fo:font-size="10pt" fo:language="ca" fo:country="ES" style:font-size-asian="10pt" style:font-name-complex="Arial1" style:font-size-complex="10pt"/>
    </style:style>
    <style:style style:name="T8" style:family="text">
      <style:text-properties style:font-name="MingLiU" fo:font-size="10pt" fo:language="ca" fo:country="ES" style:font-name-asian="MingLiU1" style:font-size-asian="10pt" style:font-name-complex="MingLiU1" style:font-size-complex="10pt"/>
    </style:style>
    <style:style style:name="T9" style:family="text">
      <style:text-properties fo:color="#3333ff" style:font-name="Courier" fo:font-size="9pt" fo:language="ca" fo:country="ES" style:font-size-asian="9pt" style:font-name-complex="Arial1" style:font-size-complex="9pt"/>
    </style:style>
    <style:style style:name="T10" style:family="text">
      <style:text-properties fo:color="#0000ff" style:font-name="Nimbus Roman No9 L" fo:font-size="10pt" fo:language="ca" fo:country="ES" style:font-size-asian="10pt" style:font-size-complex="10pt"/>
    </style:style>
    <style:style style:name="T11" style:family="text">
      <style:text-properties fo:color="#0000ff" style:font-name="Nimbus Roman No9 L" fo:font-size="10pt" fo:language="ca" fo:country="ES" officeooo:rsid="001b1495" style:font-size-asian="10pt" style:font-size-complex="10pt"/>
    </style:style>
    <style:style style:name="T12" style:family="text">
      <style:text-properties fo:color="#0000ff" style:font-name="Nimbus Roman No9 L" fo:font-size="10pt" fo:language="ca" fo:country="ES" officeooo:rsid="002cac40" style:font-size-asian="10pt" style:font-size-complex="10pt"/>
    </style:style>
    <style:style style:name="T13" style:family="text">
      <style:text-properties fo:color="#0000ff" style:font-name="Nimbus Roman No9 L" fo:font-size="10pt" fo:language="ca" fo:country="ES" officeooo:rsid="002cac40" style:letter-kerning="true" style:font-size-asian="10pt" style:language-asian="es" style:country-asian="ES" style:font-name-complex="Times New Roman1" style:font-size-complex="10pt" style:language-complex="ar" style:country-complex="SA"/>
    </style:style>
    <style:style style:name="T14" style:family="text">
      <style:text-properties fo:color="#0000ff" style:font-name="Courier" fo:font-size="9pt" fo:language="ca" fo:country="ES" style:font-size-asian="9pt" style:font-size-complex="9pt"/>
    </style:style>
    <style:style style:name="T15" style:family="text">
      <style:text-properties officeooo:rsid="00103fed"/>
    </style:style>
    <style:style style:name="T16" style:family="text">
      <style:text-properties officeooo:rsid="00109f02"/>
    </style:style>
    <style:style style:name="T17" style:family="text">
      <style:text-properties officeooo:rsid="0011c748"/>
    </style:style>
    <style:style style:name="T18" style:family="text">
      <style:text-properties officeooo:rsid="0012e0f0"/>
    </style:style>
    <style:style style:name="T19" style:family="text">
      <style:text-properties officeooo:rsid="0013bda0"/>
    </style:style>
    <style:style style:name="T20" style:family="text">
      <style:text-properties officeooo:rsid="0013d64e"/>
    </style:style>
    <style:style style:name="T21" style:family="text">
      <style:text-properties officeooo:rsid="0016f743"/>
    </style:style>
    <style:style style:name="T22" style:family="text">
      <style:text-properties fo:color="#2a6099" style:font-name="Nimbus Roman No9 L" fo:font-size="10pt" fo:language="ca" fo:country="ES" officeooo:rsid="000ddb6c" style:font-size-asian="10pt" style:font-size-complex="10pt"/>
    </style:style>
    <style:style style:name="T23" style:family="text">
      <style:text-properties fo:color="#2a6099" style:font-name="Nimbus Roman No9 L" fo:font-size="10pt" fo:language="ca" fo:country="ES" officeooo:rsid="00285ca3" style:font-size-asian="10pt" style:font-size-complex="10pt"/>
    </style:style>
    <style:style style:name="T24" style:family="text">
      <style:text-properties fo:color="#2a6099" style:font-name="Nimbus Roman No9 L" fo:font-size="10pt" fo:language="ca" fo:country="ES" officeooo:rsid="0028a78e" style:font-size-asian="10pt" style:font-size-complex="10pt"/>
    </style:style>
    <style:style style:name="T25" style:family="text">
      <style:text-properties fo:color="#2a6099" style:font-name="Nimbus Roman No9 L" fo:font-size="10pt" fo:language="ca" fo:country="ES" officeooo:rsid="0028da68" style:font-size-asian="10pt" style:font-size-complex="10pt"/>
    </style:style>
    <style:style style:name="T26" style:family="text">
      <style:text-properties officeooo:rsid="0019ed34"/>
    </style:style>
    <style:style style:name="T27" style:family="text">
      <style:text-properties officeooo:rsid="001b1495"/>
    </style:style>
    <style:style style:name="T28" style:family="text">
      <style:text-properties fo:font-style="italic" officeooo:rsid="001cef74" style:font-style-asian="italic" style:font-style-complex="italic"/>
    </style:style>
    <style:style style:name="T29" style:family="text">
      <style:text-properties fo:font-style="normal" officeooo:rsid="001cef74" style:font-style-asian="normal" style:font-style-complex="normal"/>
    </style:style>
    <style:style style:name="T30" style:family="text">
      <style:text-properties officeooo:rsid="001d572a"/>
    </style:style>
    <style:style style:name="T31" style:family="text">
      <style:text-properties officeooo:rsid="001ea0aa"/>
    </style:style>
    <style:style style:name="T32" style:family="text">
      <style:text-properties officeooo:rsid="002272bd"/>
    </style:style>
    <style:style style:name="T33" style:family="text">
      <style:text-properties officeooo:rsid="00241146"/>
    </style:style>
    <style:style style:name="T34" style:family="text">
      <style:text-properties officeooo:rsid="0024f0c9"/>
    </style:style>
    <style:style style:name="T35" style:family="text">
      <style:text-properties officeooo:rsid="00266837"/>
    </style:style>
    <style:style style:name="T36" style:family="text">
      <style:text-properties officeooo:rsid="00285ca3"/>
    </style:style>
    <style:style style:name="T37" style:family="text">
      <style:text-properties officeooo:rsid="002cac40"/>
    </style:style>
    <style:style style:name="T38" style:family="text">
      <style:text-properties officeooo:rsid="002e594a"/>
    </style:style>
    <style:style style:name="T39" style:family="text">
      <style:text-properties officeooo:rsid="002ef044"/>
    </style:style>
    <style:style style:name="fr1" style:family="graphic" style:parent-style-name="Graphics">
      <style:graphic-properties fo:margin-left="0cm" fo:margin-right="0cm" style:vertical-pos="from-top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45620831" text:style-name="WWNum56">
        <text:list-item>
          <text:p text:style-name="P18"><text:bookmark text:name="docs-internal-guid-91d9ba69-2f6f-222b-fe"/><text:span text:style-name="T4">Què fa l'ordre <text:s text:c="2"/></text:span><text:span text:style-name="T5">history | grep </text:span><text:span text:style-name="T9">"</text:span><text:span text:style-name="T5">ls -l</text:span><text:span text:style-name="T9">"</text:span><text:span text:style-name="T5"> | tail -n</text:span><text:span text:style-name="T6">2 | head -n1 <text:s text:c="2"/></text:span><text:span text:style-name="T4">?</text:span></text:p>
          <text:p text:style-name="P19"><text:bookmark text:name="docs-internal-guid-9eb3382a-3a5a-5614-df"/>Mostra l'historial d'ordres, (grep) filtra i selecciona les ordres <text:span text:style-name="T16">que contenen </text:span>“ls -l”, finalment (tail) <text:span text:style-name="T26">+ head mostra la penúltima ordre amb ls, (l’</text:span>última ordre amb ls -l és la que estem executam).</text:p>
        </text:list-item>
        <text:list-item>
          <text:p text:style-name="P18"><text:span text:style-name="T4">Què fa l'ordre </text:span><text:span text:style-name="T5">rm `ls -l | grep "\-..x..x..x" | tr -s " " | cut -d" " -f 9`</text:span><text:span text:style-name="T4"> ?</text:span></text:p>
          <text:p text:style-name="P26"><text:bookmark text:name="docs-internal-guid-9eb3382a-3a5a-a1ea-63"/>llista els fitxers executables per a tots els usuaris, els elimina els blancs consecutius duplicats, selecciona el camp 9 </text:p>
          <text:p text:style-name="P18"><text:span text:style-name="T10">borra els fitxers que són executables </text:span><text:span text:style-name="T11">per tots els usuaris, si no hi ha </text:span><text:span text:style-name="T13">cap</text:span><text:span text:style-name="T11"> dóna un error.</text:span></text:p>
        </text:list-item>
        <text:list-item>
          <text:p text:style-name="P26">Vull comptar en un arxiu “fitxer” quantes paraules “insult” es troben en ell. Suposem, que com a molt hi haurà una paraula insult per línia</text:p>
          <text:p text:style-name="P19">grep insult fitxer | wc -l</text:p>
          <text:p text:style-name="P24">grep -c insult fitxer</text:p>
        </text:list-item>
        <text:list-item>
          <text:p text:style-name="P18"><text:span text:style-name="T4">Vull visualitzar la línia numero 3, i únicament la 3, d’un fitxer de 10 línies, emprant les ordres </text:span><text:span text:style-name="T5">head</text:span><text:span text:style-name="T4"> i </text:span><text:span text:style-name="T5">tail</text:span><text:span text:style-name="T4">.</text:span></text:p>
          <text:p text:style-name="P19"><text:s/>head -n3 lineas | tail -n1 </text:p>
          <text:p text:style-name="P26"><text:bookmark text:name="docs-internal-guid-f7ccf32d-2f71-0e22-6b"/><text:s/>tail -n8 lineas | head -n1</text:p>
        </text:list-item>
        <text:list-item>
          <text:p text:style-name="P18"><text:span text:style-name="T4">Compta quants usuaris presents a </text:span><text:span text:style-name="T5">/etc/passwd</text:span><text:span text:style-name="T4"> no tenen </text:span><text:span text:style-name="T5">shell</text:span><text:span text:style-name="T4"> assignat (es a dir, acaben en </text:span><text:span text:style-name="T5">/bin/false</text:span><text:span text:style-name="T4"> enlloc de </text:span><text:span text:style-name="T5">/bin/bash</text:span><text:span text:style-name="T4">).</text:span></text:p>
          <text:p text:style-name="P19">grep "/bin/false" /<text:span text:style-name="T28">etc</text:span><text:span text:style-name="T29">/passwd</text:span> <text:s/>| wc -l</text:p>
        </text:list-item>
        <text:list-item>
          <text:p text:style-name="P18"><text:span text:style-name="T4">Analitza la següent ordre </text:span><text:span text:style-name="T5">grep -r "\&lt;hostname\&gt;" /etc 2&gt;/dev/null | wc -l</text:span><text:span text:style-name="T4">. Què faria?</text:span></text:p>
          <text:p text:style-name="P19">Cerca recursivament els fitxers que contenent paraula hostname dintre del directori /etc, les línies d'error les redirigim al “forat negre”</text:p>
          <text:p text:style-name="P20">compta el total de línies <text:span text:style-name="T17">o </text:span>aparicions de hostname al directori /etc (si apareix varies vegades a una línia el compta com una única aparició </text:p>
        </text:list-item>
        <text:list-item>
          <text:p text:style-name="P27"><text:span text:style-name="T4">Analitza la següent ordre </text:span><text:span text:style-name="T5">grep -r "\&lt;hostname\&gt;" /etc 2&gt;/dev/null | tr " " "\n" | grep "\&lt;hostname\&gt;" | wc -l</text:span><text:span text:style-name="T4">. Què faria?</text:span><text:bookmark text:name="docs-internal-guid-37b3cd39-3a5c-27a1-081"/><text:span text:style-name="T4"> Quina és la diferència amb la anterior?</text:span></text:p>
          <text:p text:style-name="P19">compta el total d'aparicions de hostname al directori /etc, </text:p>
        </text:list-item>
        <text:list-item>
          <text:p text:style-name="P26">A partir de l’exercici anterior, com resoldries l’exercici de comptar la paraula “insult” en un fitxer suposant ara que poden haver més d’una paraula insult per línia.</text:p>
          <text:p text:style-name="P19"><text:soft-page-break/>tr ' ' '\n' <text:span text:style-name="T38">&lt; fitxer</text:span> | grep insult | wc -l</text:p>
          <text:p text:style-name="P23">tr ' ' '\n' <text:span text:style-name="T38">&lt; fitxer</text:span> | grep -<text:span text:style-name="T39">c </text:span>insult </text:p>
          <text:p text:style-name="P21">grep -<text:span text:style-name="T30">o </text:span>insult fitxer <text:span text:style-name="T30">| wc -l </text:span></text:p>
          <text:p text:style-name="P28">con el -o conseguimos lo mismo que con el truquito del tr</text:p>
        </text:list-item>
        <text:list-item>
          <text:p text:style-name="P18"><text:span text:style-name="T4">Llista els arxius del directori </text:span><text:span text:style-name="T5">/etc</text:span><text:span text:style-name="T4"> amb </text:span><text:span text:style-name="T5">ls -l</text:span><text:span text:style-name="T4"> i que siguin només del mes de gener (gen).</text:span></text:p>
          <text:p text:style-name="P22"><text:bookmark text:name="docs-internal-guid-37b3cd39-3a5c-7f22-23"/>ls -l /etc | grep <text:span text:style-name="T15">''\&lt;gen\&gt;'' <text:s/></text:span></text:p>
          <text:p text:style-name="P25">la de arriba la doy por valida, però si queremos ser más precisos y evitar que cuente un fichero con nombre exacto ʺgenʺ</text:p>
          <text:p text:style-name="P22">ls -l /etc | tr -s " " | cut -d" " -f6-9 | grep "^ene" <text:span text:style-name="T31">| <text:s/>cut -d" " -f2</text:span></text:p>
        </text:list-item>
        <text:list-item>
          <text:p text:style-name="P29"><text:span text:style-name="T4">Teclejant l’ordre </text:span><text:span text:style-name="T5">history</text:span><text:span text:style-name="T4"> en pantalla ens surt:</text:span></text:p>
        </text:list-item>
      </text:list>
      <text:p text:style-name="P17">ls<text:line-break/>2 write<text:line-break/>3 ls -l usuari<text:line-break/>4 write usuari hola<text:line-break/>5 ls -l<text:line-break/>6 touch arxiu_03<text:line-break/>7 rm `ls -l /etc`<text:line-break/>8 exit<text:line-break/>9 cd ..<text:line-break/>10 cd<text:line-break/>11 touch pepa<text:line-break/>12 tr a b arxiu_03<text:line-break/>13 ls -l<text:line-break/>14 ls -l arxiu_03<text:line-break/>15 ls /home<text:line-break/>16 ls /home -l<text:line-break/>17 history</text:p>
      <text:p text:style-name="P9"><text:span text:style-name="T4">Vull comptar el número d’ordres </text:span><text:span text:style-name="T5">ls -l </text:span><text:span text:style-name="T4">(sense cap paràmetre, la 5 i la 13) executades. Crea el conjunt d’ordres necessaris per comptar-ho.</text:span></text:p>
      <text:p text:style-name="P16">history | <text:span text:style-name="T21">tr -s " " | cut -d" " -f3,4 | </text:span>grep "^ls -l$" | wc -l</text:p>
      <text:list xml:id="list220241065750364" text:continue-numbering="true" text:style-name="WWNum56">
        <text:list-item>
          <text:p text:style-name="P29"><text:bookmark text:name="docs-internal-guid-37b3cd39-3a5c-a198-42"/><text:span text:style-name="T4">Llista amb </text:span><text:span text:style-name="T5">ls -l</text:span><text:span text:style-name="T4"> el directori </text:span><text:span text:style-name="T5">/etc </text:span><text:span text:style-name="T4">de forma que surti ordenada pel camp de mida de l’arxiu, de forma numèrica i de més gran a mes petit</text:span><text:bookmark text:name="docs-internal-guid-37b3cd39-3a5c-bc36-23"/><text:span text:style-name="T4">.</text:span></text:p>
          <text:p text:style-name="P31"><text:soft-page-break/>ls <text:s/>-l /etc <text:s/>| sort -k5<text:span text:style-name="T32">rn</text:span> </text:p>
        </text:list-item>
      </text:list>
      <text:p text:style-name="P13"><text:s text:c="7"/>ls -l -S /etc</text:p>
      <text:list xml:id="list220240861026445" text:continue-numbering="true" text:style-name="WWNum56">
        <text:list-item>
          <text:p text:style-name="P29"><text:span text:style-name="T4">Llista amb </text:span><text:span text:style-name="T5">ls -l</text:span><text:span text:style-name="T4"> només els arxius del directori </text:span><text:span text:style-name="T5">/etc</text:span><text:span text:style-name="T4"> de forma que surti ordenada pel camp de mida de l’arxiu, de forma numèrica i de més gran a mes petit.</text:span></text:p>
          <text:p text:style-name="P30"><text:bookmark text:name="docs-internal-guid-37b3cd39-3a5c-da41-ee"/>ls <text:s/>-l /etc <text:s/>| grep “^-” | sort -k5<text:span text:style-name="T33">nr</text:span> </text:p>
        </text:list-item>
        <text:list-item>
          <text:p text:style-name="P29"><text:span text:style-name="T4">Llista amb </text:span><text:span text:style-name="T5">ls -l</text:span><text:span text:style-name="T4"> els directoris del directori </text:span><text:span text:style-name="T5">/etc</text:span><text:span text:style-name="T4"> i ordena’ls pel número de subdirectoris que contingui, de forma inversa.</text:span></text:p>
          <text:p text:style-name="P30"><text:bookmark text:name="docs-internal-guid-37b3cd39-3a5c-f3ea-48"/><text:s/>ls <text:s/>-l /etc <text:s/>| grep "^d" | sort <text:s/>-k2<text:span text:style-name="T19">nr</text:span> </text:p>
        </text:list-item>
        <text:list-item>
          <text:p text:style-name="P29"><text:span text:style-name="T4">Amb </text:span><text:span text:style-name="T5">ls -l</text:span><text:span text:style-name="T4"> , mostra per al directori </text:span><text:span text:style-name="T5">/etc</text:span><text:span text:style-name="T4"> la mida de l’arxiu més gran que hi hagi. Només la mida d’aquest ar</text:span><text:bookmark text:name="_GoBack"/><text:span text:style-name="T4">xiu, cap altre camp.</text:span></text:p>
          <text:p text:style-name="P30">ls <text:s/>-l /etc <text:s/>| grep "^-" | sort -k5<text:span text:style-name="T20">nr</text:span> | head -1 | tr -s ' ' | cut -d" " -f5</text:p>
          <text:p text:style-name="P30">ls <text:s/>-l /etc <text:s/>| grep "^-" | tr -s ' ' | sort -k5<text:span text:style-name="T20">nr</text:span> | head -1 | cut -d" " -f5</text:p>
          <text:p text:style-name="P32">ls <text:s/>-l /etc <text:s/>| grep "^-" | tr -s ' ' | sort -k5<text:span text:style-name="T20">n</text:span> | <text:span text:style-name="T34">tail</text:span> -1 | cut -d" " -f5</text:p>
        </text:list-item>
        <text:list-item>
          <text:p text:style-name="P35"><text:span text:style-name="T4">Combinant les ordres </text:span><text:span text:style-name="T5">ifconfig</text:span><text:span text:style-name="T4">, </text:span><text:span text:style-name="T5">grep</text:span><text:span text:style-name="T4">, </text:span><text:span text:style-name="T5">tail</text:span><text:span text:style-name="T4"> i </text:span><text:span text:style-name="T5">cut</text:span><text:span text:style-name="T4"> vull obtenir l’adreça IP de la meva maquina (pots repetir el seu ús, si ho veus necessari). L’ordre començarà amb un </text:span><text:span text:style-name="T5">ifconfig eth0 | ...</text:span><text:bookmark text:name="docs-internal-guid-a95d92da-2f95-cecf-01"/><text:bookmark text:name="docs-internal-guid-37b3cd39-3a5d-a173-4d"/><text:span text:style-name="T5"><text:line-break/>ifconfig enp0s3 | head -2 | tail -1 | cut -c14-20 <text:s text:c="3"/>****</text:span></text:p>
          <text:p text:style-name="P35"><text:span text:style-name="T5"><text:s/></text:span><text:span text:style-name="T14">ifconfig enp0s3 | head -2 | tail -1 | tr -s ' ' | cut -d" " -f3</text:span></text:p>
          <text:p text:style-name="P34">ifconfig enp2s0 | grep "\&lt;inet\&gt;" | tr -s " " | cut -d" " -f3</text:p>
        </text:list-item>
        <text:list-item>
          <text:p text:style-name="P35"><text:span text:style-name="T4">Desa el resultat de l’ordre anterior en una variable, i fes un </text:span><text:span text:style-name="T5">ping</text:span><text:span text:style-name="T4"> a la teva pròpia adreça emprant la variable.</text:span><text:bookmark text:name="docs-internal-guid-37b3cd39-3a5d-bd4e-41"/><text:bookmark text:name="docs-internal-guid-37b3cd39-3a5d-f113-bc"/></text:p>
        </text:list-item>
      </text:list>
      <text:p text:style-name="P14"><text:s/>IP=`ifconfig enp0s3 | head -2 | tail -1 | tr -s ' ' | cut -d" " -f3`</text:p>
      <text:p text:style-name="P14">ping $IP</text:p>
      <text:list xml:id="list220242172532990" text:continue-numbering="true" text:style-name="WWNum56">
        <text:list-item>
          <text:p text:style-name="P35"><text:span text:style-name="T4">Emprant </text:span><text:span text:style-name="T5">ifconfig</text:span><text:span text:style-name="T4"> i les ordres necessàries, obté quants dispositius de xarxa hi ha al teu ordinador. </text:span><text:span text:style-name="T7"><text:line-break/><text:line-break/></text:span><text:span text:style-name="T4"><text:line-break/>L’ordre hauria d’obtenir un tres. Cal emprar </text:span><text:span text:style-name="T5">cut</text:span><text:span text:style-name="T4">, </text:span><text:span text:style-name="T5">tr</text:span><text:span text:style-name="T4"> (per eliminar els </text:span><text:span text:style-name="T5">\n</text:span><text:span text:style-name="T4"> repetits) i </text:span><text:span text:style-name="T5">wc</text:span><text:span text:style-name="T4">.</text:span><text:bookmark text:name="docs-internal-guid-37b3cd39-3a5e-1bc8-41"/></text:p>
        </text:list-item>
      </text:list>
      <text:p text:style-name="P14">ifconfig | cut -c1 | tr -d '\n' | tr -d ' ' <text:span text:style-name="T35">| wc -c </text:span></text:p>
      <text:p text:style-name="P14">ifconfig | cut -d" " -f1 | tr -s "\n" | wc -l</text:p>
      <text:p text:style-name="P15">ifconfig | grep ^[^" "] | wc -l</text:p>
      <text:list xml:id="list220240363017303" text:continue-numbering="true" text:style-name="WWNum56">
        <text:list-item>
          <text:p text:style-name="P35"><text:span text:style-name="T4">Vull obtenir un ràtio dels paquets rebuts versus paquets enviats des del meu dispositiu de xarxa (</text:span><text:span text:style-name="T5">eth0</text:span><text:span text:style-name="T4"> típicament)- L'ordre </text:span><text:span text:style-name="T5">ifconfig</text:span><text:span text:style-name="T4"> ens mostra aquesta informació a les línies </text:span><text:span text:style-name="T5">RX Packets</text:span><text:span text:style-name="T4"> i </text:span><text:span text:style-name="T5">TX Packets</text:span><text:span text:style-name="T4">.</text:span><text:span text:style-name="T7"><text:line-break/><text:line-break/></text:span><text:span text:style-name="T4">Obté aquests dos valors en dues combinacions d’ordres separades.</text:span><text:span text:style-name="T8"><text:line-break/></text:span><text:span text:style-name="T4">Es poden emprar </text:span><text:span text:style-name="T5">grep</text:span><text:span text:style-name="T4">, </text:span><text:span text:style-name="T5">tail</text:span><text:span text:style-name="T4"> i </text:span><text:span text:style-name="T5">cut</text:span><text:span text:style-name="T4"> (es poden repetir algunes ordres, excepte </text:span><text:span text:style-name="T5">grep</text:span><text:span text:style-name="T4">). </text:span></text:p>
        </text:list-item>
      </text:list>
      <text:p text:style-name="P11">RX =`ifconfig enp0s3 | grep RX | head -1 | tr -s " " | cut -d" " -f4`</text:p>
      <text:p text:style-name="P11">TX=`ifconfig enp0s3 | grep TX | head -1 | tr -s " " | cut -d" " -f4`</text:p>
      <text:p text:style-name="P11"><text:soft-page-break/>echo <text:span text:style-name="T18">Rebuts/Enviats </text:span>$RX/$TX</text:p>
      <text:p text:style-name="P11"/>
      <text:p text:style-name="P12">RX =`ifconfig enp0s3 | grep ʺRX <text:span text:style-name="T36">Packetsʺ</text:span> | tr -s " " | cut -d" " -f4`</text:p>
      <text:p text:style-name="P12">TX=`ifconfig enp0s3 | grep ʺTX <text:span text:style-name="T36">Packetsʺ</text:span> | tr -s " " | cut -d" " -f4`</text:p>
      <text:p text:style-name="P12">echo <text:span text:style-name="T18">Rebuts/Enviats </text:span>$RX/$TX</text:p>
      <text:p text:style-name="P10"/>
      <text:list xml:id="list220241481455282" text:continue-numbering="true" text:style-name="WWNum56">
        <text:list-item>
          <text:p text:style-name="P35"><text:span text:style-name="T4">Al fitxer </text:span><text:span text:style-name="T5">/etc/passwd</text:span><text:span text:style-name="T4"> el tercer camp (separats per </text:span><text:span text:style-name="T5">:</text:span><text:span text:style-name="T4"> ) indica l’UID de l’usuari. Observa que hi ha alguns usuaris que tenen aquest valor amb tres xifres. Compta, amb una ordre combinada quants usuaris hi ha d’aquests.</text:span></text:p>
          <text:p text:style-name="P36"><text:span text:style-name="T22">cat /etc/passwd | cut -d ":" -f3 | grep -w -E '[0-9]{3}' | wc -l <text:s/></text:span><text:span text:style-name="T23">(xuso)</text:span></text:p>
          <text:p text:style-name="P36"><text:span text:style-name="T23">cat /etc/passwd | cut -d ":" -f3 | grep '^[0-9]\{3\}$' | wc -l <text:s/></text:span><text:span text:style-name="T24">(ferran)</text:span></text:p>
          <text:p text:style-name="P37"><text:span text:style-name="T23">cat /etc/passwd | cut -d ":" -f3 | grep "^...$" | wc -l <text:s/></text:span><text:span text:style-name="T24">(</text:span><text:span text:style-name="T25">jaime</text:span><text:span text:style-name="T24">)</text:span></text:p>
        </text:list-item>
        <text:list-item>
          <text:p text:style-name="P35"><text:span text:style-name="T4">Voleu eliminar (matar) el programa iceweasel del vostre sistema perquè s'ha penjat. L'ordre per a fer-ho és </text:span><text:span text:style-name="T5">kill -9 num_proces</text:span><text:span text:style-name="T4"> a on </text:span><text:span text:style-name="T5">num_proces</text:span><text:span text:style-name="T4"> és el número de procés del programa. Creeu una ordre combinada per tal de fer la cerca al llistat de processos (podeu fer servir </text:span><text:span text:style-name="T5">ps -ef</text:span><text:span text:style-name="T4">) i eliminar el programa.<text:line-break/></text:span><text:span text:style-name="T10">kill -9 `ps ax | grep audacious | cut -d" " -f1`</text:span></text:p>
          <text:p text:style-name="P33">kill -9 `ps ax | grep audacious | grep -v "grep" | cut -d" " -f1 | tr "\n" " <text:s/>" <text:s/>`</text:p>
          <text:p text:style-name="P33">killall </text:p>
          <text:p text:style-name="P3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MingLiU" svg:font-family="MingLiU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ngLiU1" svg:font-family="MingLiU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Text_20_body" style:default-outline-level="1" style:class="text">
      <style:paragraph-properties fo:margin-top="0cm" fo:margin-bottom="0.199cm" loext:contextual-spacing="false"/>
      <style:text-properties style:font-name="Arial" fo:font-family="Arial" style:font-family-generic="roman" style:font-pitch="variable" fo:font-size="20pt" fo:font-weight="bold" style:font-size-asian="20pt" style:font-weight-asian="bold"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Default" style:family="paragraph" style:default-outline-level="" style:list-style-name="">
      <style:paragraph-properties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class="text"/>
    <style:style style:name="Preformatted_20_Text" style:display-name="Preformatted Text" style:family="paragraph" style:parent-style-name="Standard" style:default-outline-level="" style:list-style-name="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western" style:family="paragraph" style:parent-style-name="Standard" style:default-outline-level="" style:list-style-name="">
      <style:paragraph-properties fo:margin-top="0.176cm" fo:margin-bottom="0.25cm" loext:contextual-spacing="false" fo:line-height="120%" fo:orphans="2" fo:widows="2" fo:hyphenation-ladder-count="no-limit"/>
      <style:text-properties fo:color="#000000" style:font-name="Times New Roman" fo:font-family="'Times New Roman'" style:font-family-generic="roman" style:font-pitch="variable" fo:language="es" fo:country="ES" style:letter-kerning="true" style:language-asian="es" style:country-asian="ES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Label_20_1" style:display-name="ListLabel 1" style:family="text">
      <style:text-properties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7cm" table:align="margins"/>
    </style:style>
    <style:style style:name="Taula2.A" style:family="table-column">
      <style:table-column-properties style:column-width="3.027cm" style:rel-column-width="11668*"/>
    </style:style>
    <style:style style:name="Taula2.B" style:family="table-column">
      <style:table-column-properties style:column-width="11.679cm" style:rel-column-width="45020*"/>
    </style:style>
    <style:style style:name="Taula2.C" style:family="table-column">
      <style:table-column-properties style:column-width="2.295cm" style:rel-column-width="8847*"/>
    </style:style>
    <style:style style:name="Taula2.1" style:family="table-row">
      <style:table-row-properties style:min-row-height="1.951cm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C1" style:family="table-cell">
      <style:table-cell-properties fo:padding="0.097cm" fo:border="0.05pt solid #000000"/>
    </style:style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MP2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 style:snap-to-layout-grid="false"/>
      <style:text-properties fo:text-transform="uppercase" style:font-name="Times New Roman" fo:font-size="14pt" fo:language="ca" fo:country="E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MP4" style:family="paragraph" style:parent-style-name="Standard">
      <style:paragraph-properties fo:margin-top="0.101cm" fo:margin-bottom="0.101cm" loext:contextual-spacing="false" fo:text-align="center" style:justify-single-word="false" style:snap-to-layout-grid="false"/>
      <style:text-properties style:font-name="Liberation Serif" fo:font-size="12pt" style:font-size-asian="12pt" style:font-size-complex="12pt"/>
    </style:style>
    <style:style style:name="MP5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Serif" fo:font-size="12pt" fo:language="ca" fo:country="ES" style:font-size-asian="12pt" style:font-size-complex="12pt"/>
    </style:style>
    <style:style style:name="MP6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7" style:family="paragraph" style:parent-style-name="Standard">
      <style:text-properties fo:font-size="6pt" style:font-size-asian="5.25pt" style:font-size-complex="6pt"/>
    </style:style>
    <style:style style:name="MP8" style:family="paragraph" style:parent-style-name="Footer">
      <style:paragraph-properties fo:text-align="start" style:justify-single-word="false" fo:padding="0cm" fo:border="none" style:shadow="none" style:snap-to-layout-grid="false"/>
      <style:text-properties fo:font-size="10pt" style:font-size-asian="10pt" style:font-size-complex="10pt"/>
    </style:style>
    <style:style style:name="MT1" style:family="text">
      <style:text-properties fo:color="#000000" fo:font-weight="bold" style:font-weight-asian="bold" style:font-name-complex="Arial2"/>
    </style:style>
    <style:style style:name="MT2" style:family="text">
      <style:text-properties fo:font-weight="bold" style:font-weight-asian="bold" style:font-name-complex="Arial2"/>
    </style:style>
    <style:style style:name="MT3" style:family="text">
      <style:text-properties style:font-name="Liberation Serif" style:font-name-complex="Arial2"/>
    </style:style>
    <style:style style:name="Mfr1" style:family="graphic" style:parent-style-name="Graphics">
      <style:graphic-properties fo:margin-left="0cm" fo:margin-right="0cm" style:vertical-pos="from-top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row table:style-name="Taula2.1">
            <table:table-cell table:style-name="Taula2.A1" office:value-type="string">
              <text:p text:style-name="MP1">IES Maria Enríquez</text:p>
              <text:p text:style-name="MP2"/>
              <text:p text:style-name="MP1"><draw:frame draw:style-name="Mfr1" draw:name="gràfics1" text:anchor-type="as-char" svg:y="-0.818cm" svg:width="1.513cm" svg:height="1.476cm" draw:z-index="3"><draw:image xlink:href="Pictures/100000000000046B000004E807FCDD3BF6A3BBB0.jpg" xlink:type="simple" xlink:show="embed" xlink:actuate="onLoad" loext:mime-type="image/jpeg"/></draw:frame></text:p>
            </table:table-cell>
            <table:table-cell table:style-name="Taula2.A1" office:value-type="string">
              <text:p text:style-name="MP3">INSTAL·LACIÓ DE SISTEMES OPERATIUS</text:p>
              <text:p text:style-name="MP4"><text:span text:style-name="MT1">UD3:</text:span><text:span text:style-name="MT2"> ADMINISTRACIÓ DE LA INFORMACIÓ</text:span></text:p>
              <text:p text:style-name="MP5">PRÀCT. 04: PIPELINES</text:p>
            </table:table-cell>
            <table:table-cell table:style-name="Taula2.C1" office:value-type="string">
              <text:p text:style-name="MP6"/>
              <text:p text:style-name="MP6">CFGS </text:p>
              <text:p text:style-name="MP6">ASIX</text:p>
              <text:p text:style-name="MP6"/>
              <text:p text:style-name="MP6">DPT INF</text:p>
            </table:table-cell>
          </table:table-row>
        </table:table>
        <text:p text:style-name="MP7"/>
      </style:header>
      <style:footer>
        <text:p text:style-name="MP8"><text:span text:style-name="MT3"><text:tab/>Pàgina </text:span><text:span text:style-name="MT3"><text:page-number text:select-page="current">4</text:page-number></text:span><text:span text:style-name="MT3"><text:s/>de </text:span><text:span text:style-name="MT3"><text:page-count style:num-format="1"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3-27T19:58:53.054000000</meta:creation-date>
    <dc:date>2020-12-21T21:56:55.635182006</dc:date>
    <meta:editing-duration>PT9H5M48S</meta:editing-duration>
    <meta:editing-cycles>45</meta:editing-cycles>
    <meta:generator>LibreOffice/6.4.6.2$Linux_X86_64 LibreOffice_project/40$Build-2</meta:generator>
    <meta:document-statistic meta:table-count="1" meta:image-count="1" meta:object-count="0" meta:page-count="4" meta:paragraph-count="75" meta:word-count="1263" meta:character-count="6245" meta:non-whitespace-character-count="5017"/>
  </office:meta>
</office:document-meta>
</file>